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yrtilla E. Mitchel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<text:span text:style-name="T2">d</text:span><text:span text:style-name="T4"> Dr S</text:span><text:span text:style-name="T2">o</text:span><text:span text:style-name="T4"> Morais/</text:span></text:p>
      <text:p text:style-name="P2"><text:span text:style-name="T4"><text:tab/>Dear Friend/</text:span></text:p>
      <text:p text:style-name="P2"><text:span text:style-name="T4"><text:tab/><text:tab/>May I claim/ a moment of your valuable time,/ to seek information upon (to me)/ a vexed question. <text:s/>Having been lately/ appointed, one of those, whose duty/ it shall be, to visit the southern/ districts of the city, in the interest of/ our holy faith, to endeavor to win/ back to allegiance the erring; and/ strive to prevent the evils of prosyliting[sic!]/ among the children of our people./ <text:s/>Now; my valued friend and teacher/ can you inform me just what/ line of argument, would </text:span><text:span text:style-name="T5">best avail</text:span><text:span text:style-name="T6">/ with those whose narrow intellectual/ vision, can (I fear) but grasp the/ creature comforts, of existence; or/</text:span></text:p>
      <text:p text:style-name="P2"><text:span text:style-name="T6"/></text:p>
      <text:p text:style-name="P2"><text:span text:style-name="T6">[Page 2]</text:span></text:p>
      <text:p text:style-name="P2"><text:span text:style-name="T6">whose every energy is bent upon/ securing the means of livelihood/ <text:s/>What materialistic reward? have/ we in our power to offer to counter/-balance the bribes of the enemy/ whom I understand are latish/ in the distribution of small gifts/ the baited trap, for the unwary, but/ alas, all too acceptable to the poor/ </text:span><text:soft-page-break/><text:span text:style-name="T6">little ones, so sadly lacking./</text:span></text:p>
      <text:p text:style-name="P2"><text:span text:style-name="T6">Trusting for the favor of a word of/ counsel, from the large compre-/-hensiveness of so worthy a source as/ your able self/ I remain very sincerely/ Yours/ Myrtilla E Mitchell/</text:span></text:p>
      <text:p text:style-name="P2"><text:span text:style-name="T6">2120 Vine street/</text:span></text:p>
      <text:p text:style-name="P2"><text:span text:style-name="T6">Phil</text:span><text:span text:style-name="T3">a</text:span><text:span text:style-name="T6">/</text:span></text:p>
      <text:p text:style-name="P2"><text:span text:style-name="T6">Saturday evening/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4:13:12.07</meta:creation-date>
    <meta:document-statistic meta:table-count="0" meta:image-count="0" meta:object-count="0" meta:page-count="3" meta:paragraph-count="70" meta:word-count="367" meta:character-count="2460"/>
    <dc:date>2012-01-24T14:32:11.30</dc:date>
    <dc:creator>Penn Libraries</dc:creator>
    <meta:editing-duration>PT00H02M28S</meta:editing-duration>
    <meta:editing-cycles>1</meta:editing-cycles>
    <meta:generator>OpenOffice.org/3.2$Win32 OpenOffice.org_project/320m12$Build-9483</meta:generator>
  </office:meta>
</office:document-meta>
</file>